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5E0000005EC7B706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solid" draw:fill-color="#ff3333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355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355e0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94006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fill="solid" draw:fill-color="#94006b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draw:fill="solid" draw:fill-color="#280099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33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solid" draw:fill-color="#333366"/>
    </style:style>
    <style:style style:name="gr11" style:family="graphic" style:parent-style-name="standard">
      <style:graphic-properties draw:stroke="none" svg:stroke-width="0cm" svg:stroke-color="#808080" draw:marker-start="" draw:marker-start-width="0.3cm" draw:marker-start-center="false" draw:marker-end="" draw:marker-end-width="0.3cm" draw:marker-end-center="false" svg:stroke-opacity="0%" draw:stroke-linejoin="round" draw:fill="solid" draw:fill-color="#808080" draw:secondary-fill-color="#99ccff" draw:fill-gradient-name="Rectangular_20_red_2f_white" draw:gradient-step-count="0" draw:fill-hatch-name="Black_20_0_20_Degrees" draw:fill-hatch-solid="false" draw:fill-image-name="Pebbles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svg:stroke-color="#808080" draw:fill="solid" draw:fill-color="#808080" draw:fill-gradient-name="Rectangular_20_red_2f_white" draw:fill-hatch-name="Black_20_0_20_Degrees" draw:fill-image-name="Pebbles"/>
    </style:style>
    <style:style style:name="gr13" style:family="graphic" style:parent-style-name="standard">
      <style:graphic-properties svg:stroke-width="0.1cm" svg:stroke-color="#808080" draw:marker-start-width="0.35cm" draw:marker-end-width="0.35cm" svg:stroke-opacity="25%" draw:fill="solid" draw:fill-color="#808080" draw:fill-gradient-name="Rectangular_20_red_2f_white" draw:fill-hatch-name="Black_20_0_20_Degrees" draw:fill-image-name="Pebbles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width="0cm" svg:stroke-color="#808080" draw:marker-start="" draw:marker-start-width="0.3cm" draw:marker-start-center="false" draw:marker-end="" draw:marker-end-width="0.3cm" draw:marker-end-center="false" svg:stroke-opacity="0%" draw:stroke-linejoin="round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svg:stroke-color="#808080" draw:fill="solid" draw:fill-color="#c0c0c0"/>
    </style:style>
    <style:style style:name="gr16" style:family="graphic" style:parent-style-name="standard">
      <style:graphic-properties svg:stroke-width="0.1cm" svg:stroke-color="#808080" draw:marker-start-width="0.35cm" draw:marker-end-width="0.35cm" svg:stroke-opacity="25%" draw:fill="solid" draw:fill-color="#c0c0c0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5.3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1.89cm"/>
    </style:style>
    <style:style style:name="gr19" style:family="graphic" style:parent-style-name="standard">
      <style:graphic-properties draw:stroke="none" svg:stroke-color="#c0c0c0" draw:fill="none" draw:fill-color="#c0c0c0" draw:textarea-horizontal-align="left" draw:auto-grow-height="true" draw:auto-grow-width="false" fo:min-height="2.981cm" fo:min-width="1.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SansSerif" style:font-pitch="variable"/>
    </style:style>
    <style:style style:name="P5" style:family="paragraph">
      <style:paragraph-properties fo:margin-left="0cm" fo:margin-right="0cm" fo:text-align="center" fo:text-indent="0cm"/>
      <style:text-properties fo:color="#ffffff" style:text-outline="false" fo:font-family="SansSerif" style:font-style-name="Regular" style:font-pitch="variable" fo:font-size="54pt" fo:font-weight="normal" style:font-relief="none"/>
    </style:style>
    <style:style style:name="P6" style:family="paragraph">
      <style:paragraph-properties fo:margin-left="0cm" fo:margin-right="0cm" fo:text-align="center" fo:text-indent="0cm"/>
      <style:text-properties fo:color="#ffffff" style:text-outline="false" fo:font-family="SansSerif" style:font-style-name="Regular" style:font-pitch="variable" fo:font-size="54pt" fo:font-weight="normal" style:font-size-asian="24pt" style:font-size-complex="24pt" style:font-relief="none"/>
    </style:style>
    <style:style style:name="T1" style:family="text">
      <style:text-properties fo:font-family="SansSerif" style:font-pitch="variable"/>
    </style:style>
    <style:style style:name="T2" style:family="text">
      <style:text-properties fo:color="#ffffff" style:text-outline="false" fo:font-family="SansSerif" style:font-style-name="Regular" style:font-pitch="variable" fo:font-size="54pt" fo:font-weight="normal" style:font-relief="none"/>
    </style:style>
    <style:style style:name="T3" style:family="text">
      <style:text-properties fo:color="#ffffff" style:text-outline="false" fo:font-family="SansSerif" style:font-style-name="Regular" style:font-pitch="variable" fo:font-size="54pt" fo:font-weight="normal" style:font-size-asian="24pt" style:font-size-complex="24pt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5.024cm" svg:height="4.554cm" svg:x="5.375cm" svg:y="4.738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3" svg:width="5.024cm" svg:height="4.554cm" svg:x="11.898cm" svg:y="5.907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5" svg:width="5.024cm" svg:height="4.554cm" svg:x="0.635cm" svg:y="8.961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6" draw:layer="layout"/>
        </dr3d:scene>
        <dr3d:scene draw:style-name="gr7" svg:width="5.024cm" svg:height="4.554cm" svg:x="6.307cm" svg:y="10.327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8" draw:layer="layout"/>
        </dr3d:scene>
        <dr3d:scene draw:style-name="gr9" svg:width="5.024cm" svg:height="4.554cm" svg:x="15.466cm" svg:y="11.163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0" draw:layer="layout"/>
        </dr3d:scene>
        <draw:g>
          <dr3d:scene draw:style-name="gr11" draw:id="id1" svg:width="0.926cm" svg:height="0.766cm" svg:x="2.423cm" svg:y="9.548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 dr3d:transform="matrix (1 0 0 0 1 0 0 0 1 -0.28532260767341cm 1.18196687150008cm -0.334955535674879cm)"/>
          </dr3d:scene>
          <dr3d:scene draw:style-name="gr11" draw:id="id2" svg:width="0.923cm" svg:height="0.801cm" svg:x="6.252cm" svg:y="6.256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2" draw:layer="layout"/>
          </dr3d:scene>
          <draw:connector draw:style-name="gr13" draw:text-style-name="P1" draw:layer="layout" draw:type="curve" svg:x1="2.886cm" svg:y1="9.548cm" svg:x2="6.252cm" svg:y2="6.656cm" draw:start-shape="id1" draw:start-glue-point="0" draw:end-shape="id2" draw:end-glue-point="3">
            <text:p/>
          </draw:connector>
        </draw:g>
        <draw:g>
          <dr3d:scene draw:style-name="gr14" draw:id="id3" svg:width="0.923cm" svg:height="0.801cm" svg:x="8.125cm" svg:y="10.901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5" draw:layer="layout"/>
          </dr3d:scene>
          <dr3d:scene draw:style-name="gr14" draw:id="id4" svg:width="0.923cm" svg:height="0.801cm" svg:x="7.384cm" svg:y="7.42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5" draw:layer="layout"/>
          </dr3d:scene>
          <draw:connector draw:style-name="gr16" draw:text-style-name="P1" draw:layer="layout" draw:type="curve" draw:line-skew="-0.217cm" svg:x1="8.586cm" svg:y1="10.901cm" svg:x2="7.845cm" svg:y2="8.221cm" draw:start-shape="id3" draw:end-shape="id4" draw:end-glue-point="2">
            <text:p/>
          </draw:connector>
        </draw:g>
        <draw:g>
          <dr3d:scene draw:style-name="gr14" draw:id="id5" svg:width="0.923cm" svg:height="0.801cm" svg:x="12.879cm" svg:y="7.191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5" draw:layer="layout"/>
          </dr3d:scene>
          <dr3d:scene draw:style-name="gr14" draw:id="id6" svg:width="0.923cm" svg:height="0.801cm" svg:x="8.322cm" svg:y="6.264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5" draw:layer="layout"/>
          </dr3d:scene>
          <draw:connector draw:style-name="gr16" draw:text-style-name="P1" draw:layer="layout" draw:type="curve" svg:x1="12.879cm" svg:y1="7.591cm" svg:x2="9.245cm" svg:y2="6.664cm" draw:start-shape="id5" draw:end-shape="id6" draw:end-glue-point="1">
            <text:p/>
          </draw:connector>
        </draw:g>
        <draw:g>
          <dr3d:scene draw:style-name="gr14" draw:id="id7" svg:width="0.923cm" svg:height="0.801cm" svg:x="17.15cm" svg:y="11.8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5" draw:layer="layout"/>
          </dr3d:scene>
          <dr3d:scene draw:style-name="gr14" draw:id="id8" svg:width="0.923cm" svg:height="0.801cm" svg:x="15.148cm" svg:y="7.814cm" dr3d:transform="matrix (0.876531177858279 -0.222222391098239 0.426978106156463 0.0718307202154529 0.937507555492862 0.340470161728056 -0.475955293988531 -0.267762567003643 0.83771699626778 0.0000878452903858828cm -0.000290036311372804cm -0.0012080366087541cm)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5" draw:layer="layout"/>
          </dr3d:scene>
          <draw:connector draw:style-name="gr16" draw:text-style-name="P2" draw:layer="layout" draw:type="curve" svg:x1="17.611cm" svg:y1="11.8cm" svg:x2="16.071cm" svg:y2="8.214cm" draw:start-shape="id7" draw:start-glue-point="0" draw:end-shape="id8" draw:end-glue-point="1">
            <text:p/>
          </draw:connector>
        </draw:g>
        <draw:frame draw:style-name="gr17" draw:text-style-name="P4" draw:layer="layout" svg:width="6.502cm" svg:height="1.322cm" svg:x="4.605cm" svg:y="3.817cm">
          <draw:text-box>
            <text:p text:style-name="P3"><text:span text:style-name="T1">Global Parent Node</text:span></text:p>
          </draw:text-box>
        </draw:frame>
        <draw:frame draw:style-name="gr18" draw:text-style-name="P5" draw:layer="layout" svg:width="1.89cm" svg:height="2.981cm" svg:x="7.24cm" svg:y="5.18cm">
          <draw:text-box>
            <text:p text:style-name="P3"><text:span text:style-name="T2">A</text:span></text:p>
          </draw:text-box>
        </draw:frame>
        <draw:frame draw:style-name="gr18" draw:text-style-name="P5" draw:layer="layout" svg:width="1.413cm" svg:height="2.981cm" svg:x="2.543cm" svg:y="9.692cm">
          <draw:text-box>
            <text:p text:style-name="P3"><text:span text:style-name="T2">B</text:span></text:p>
          </draw:text-box>
        </draw:frame>
        <draw:frame draw:style-name="gr19" draw:text-style-name="P6" draw:layer="layout" svg:width="1.413cm" svg:height="2.981cm" svg:x="8.214cm" svg:y="11.128cm">
          <draw:text-box>
            <text:p text:style-name="P3"><text:span text:style-name="T3">C</text:span></text:p>
          </draw:text-box>
        </draw:frame>
        <draw:frame draw:style-name="gr18" draw:text-style-name="P5" draw:layer="layout" svg:width="1.413cm" svg:height="2.981cm" svg:x="13.845cm" svg:y="6.707cm">
          <draw:text-box>
            <text:p text:style-name="P3"><text:span text:style-name="T2">D</text:span></text:p>
          </draw:text-box>
        </draw:frame>
        <draw:frame draw:style-name="gr18" draw:text-style-name="P5" draw:layer="layout" svg:width="1.413cm" svg:height="2.981cm" svg:x="17.226cm" svg:y="11.911cm">
          <draw:text-box>
            <text:p text:style-name="P3"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Pebbles" xlink:href="Pictures/100000000000005E0000005EC7B7066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{milestone}$Linux OpenOffice.org_project/680$Build-8825</meta:generator>
    <meta:creation-date>2005-04-06T23:57:30</meta:creation-date>
    <dc:date>2005-04-28T22:22:01</dc:date>
    <dc:language>en-US</dc:language>
    <meta:editing-cycles>7</meta:editing-cycles>
    <meta:editing-duration>PT25M16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